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Courier New" fo:font-size="8pt" style:font-name-asian="Courier New" style:font-size-asian="8pt" style:font-name-complex="Courier New" style:font-size-complex="8pt"/>
    </style:style>
    <style:style style:name="P3" style:family="paragraph" style:parent-style-name="Standard">
      <style:text-properties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4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text-properties fo:font-variant="normal" fo:text-transform="none" fo:color="#000000" style:font-name="Courier New" fo:font-size="8pt" fo:letter-spacing="normal" fo:font-style="normal" fo:font-weight="bold" style:font-name-asian="Courier New" style:font-size-asian="8pt" style:font-name-complex="Courier New" style:font-size-complex="8pt"/>
    </style:style>
    <style:style style:name="P9" style:family="paragraph" style:parent-style-name="Standard">
      <style:text-properties fo:font-variant="normal" fo:text-transform="none" style:font-name="Courier New" fo:font-size="8pt" fo:letter-spacing="normal" fo:font-style="normal" fo:font-weight="bold" style:font-name-asian="Courier New" style:font-size-asian="8pt" style:font-weight-asian="bold" style:font-name-complex="Courier New" style:font-size-complex="8pt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color="#000000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Courier New" style:font-name-asian="Courier New" style:font-name-complex="Courier New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c0"/>
    </style:style>
    <style:style style:name="T9" style:family="text">
      <style:text-properties fo:font-variant="normal" fo:text-transform="none" fo:color="#000000" style:font-name="Courier New" fo:letter-spacing="normal" fo:font-style="normal" fo:font-weight="bold" style:font-name-asian="Courier New" style:font-name-complex="Courier New"/>
    </style:style>
    <style:style style:name="T10" style:family="text">
      <style:text-properties fo:font-variant="normal" fo:text-transform="none" fo:letter-spacing="normal" fo:font-style="normal" fo:font-weight="bold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font-size="10pt" fo:letter-spacing="normal" fo:font-style="normal" fo:font-weight="bold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Courier New"/>
    </style:style>
    <style:style style:name="T18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i: <text:s/>HMM</text:p>
      <text:p text:style-name="Standard"/>
      <text:p text:style-name="Standard">S = <text:span text:style-name="T2">{HO=2, TO=3, HS=0, FF=1}</text:span></text:p>
      <text:p text:style-name="P1"/>
      <text:p text:style-name="P1">A = <text:s/>[ [0.985070458948, 0.014929541052, 0.0, 0.0], </text:p>
      <text:p text:style-name="P1"><text:tab/> [0.0, 0.998141907533, 0.001858092467, 0.0], </text:p>
      <text:p text:style-name="P1"><text:tab/> [0.0, 0.0, 0.990692782054, 0.009307217946], </text:p>
      <text:p text:style-name="P1"><text:tab/> [0.007046568358, 0.0, 0.0, 0.992953431642]]</text:p>
      <text:p text:style-name="P1"/>
      <text:p text:style-name="Standard"><text:span text:style-name="T2">B = [ [</text:span><text:span text:style-name="T5">-52.251210759885, 12711.850498425674]</text:span></text:p>
      <text:p text:style-name="P4"><text:tab/>[-11.769222412460, 898.688192650419]</text:p>
      <text:p text:style-name="P4"><text:tab/>[-180.132687317549, 35806.838825882747]</text:p>
      <text:p text:style-name="P4"><text:tab/>[233.043749259157, 14980.303598974158]]</text:p>
      <text:p text:style-name="P4"/>
      <text:p text:style-name="Standard"><text:span text:style-name="T5">Π</text:span><text:span text:style-name="T5"> = [0.179736842105, 0.277621052632, 0.278926315789, 0.263715789474]</text:span></text:p>
      <text:p text:style-name="P4"/>
      <text:p text:style-name="P4">12400 dati Giroscopio</text:p>
      <text:p text:style-name="P4"/>
      <text:p text:style-name="P4">Observation = [ <text:tab/>-1.9058<text:tab/>-8.2271<text:tab/>-10.334<text:tab/>-10.334<text:tab/>-4.0129<text:tab/>-.0129<text:tab/>-1.9058<text:tab/>-1.9058...]</text:p>
      <text:p text:style-name="P4"/>
      <text:p text:style-name="P5">δ ψ μ σ π <text:span text:style-name="T1">τ </text:span><text:span text:style-name="T1">λ </text:span></text:p>
      <text:p text:style-name="P5"/>
      <text:p text:style-name="P5">Schema: </text:p>
      <text:p text:style-name="P5"/>
      <text:p text:style-name="P5">Inizializzazione:</text:p>
      <text:p text:style-name="P5"/>
      <text:p text:style-name="P4"><text:span text:style-name="T7">for</text:span> (<text:span text:style-name="T7">int</text:span> s = 0; s &lt; <text:span text:style-name="T8">N</text:span>; s++) {</text:p>
      <text:p text:style-name="P4"><text:tab/>δ[0][s] = π[i] * B[s][O[0]];</text:p>
      <text:p text:style-name="P4"><text:tab/><text:span text:style-name="T16">ψ</text:span>[0][s] = 0;</text:p>
      <text:p text:style-name="P4">}</text:p>
      <text:p text:style-name="P4"/>
      <text:p text:style-name="P4"/>
      <text:p text:style-name="P8"/>
      <text:p text:style-name="P6"/>
      <text:p text:style-name="P6">ESECUZIONE</text:p>
      <text:p text:style-name="P6">-----------</text:p>
      <text:p text:style-name="P6">&gt; s=0 <text:s/></text:p>
      <text:p text:style-name="P6">&gt; δ[0][0] = π[0] * B[0](O[0]);</text:p>
      <text:p text:style-name="P6">&gt; = 0.179736842105 * Normal(-1.9058, -52.251210759885, 12711.850498425674)</text:p>
      <text:p text:style-name="P7"><text:span text:style-name="T6">&gt; = 0.179736842105 * </text:span><text:span text:style-name="T3">0.0032026385635584103 </text:span><text:span text:style-name="T6">= </text:span><text:span text:style-name="T9">0.0005756321418176819</text:span></text:p>
      <text:p text:style-name="P8">----</text:p>
      <text:p text:style-name="P6">&gt; s=1 <text:s/></text:p>
      <text:p text:style-name="P6">&gt; δ[0][1] = π[1] * B[1](O[0]);</text:p>
      <text:p text:style-name="P6">&gt; = 0.277621052632 * Normal(-1.9058, -11.769222412460, 898.688192650419)</text:p>
      <text:p text:style-name="P2"><text:span text:style-name="T4">&gt; = 0.277621052632 * </text:span>0.012606611440290696 = <text:span text:style-name="T15">0.0034998607381761166</text:span></text:p>
      <text:p text:style-name="P3">----</text:p>
      <text:p text:style-name="P6">&gt; s=2 <text:s/></text:p>
      <text:p text:style-name="P6">&gt; δ[0][2] = π[2] * B[2](O[0]);</text:p>
      <text:p text:style-name="P6">&gt; = 0.278926315789 * Normal(-1.9058, -180.132687317549, 35806.838825882747)</text:p>
      <text:p text:style-name="P2"><text:span text:style-name="T4">&gt; = 0.278926315789 * </text:span>0.0013529827535389573 = <text:span text:style-name="T15">0.000377382494770678 </text:span></text:p>
      <text:p text:style-name="P3">----</text:p>
      <text:p text:style-name="P6">&gt; s=3 <text:s/></text:p>
      <text:p text:style-name="P6">&gt; δ[0][3] = π[3] * B[3](O[0]);</text:p>
      <text:p text:style-name="P6">&gt; = 0.263715789474 * Normal(-1.9058, 233.043749259157, 14980.303598974158) </text:p>
      <text:p text:style-name="P6">&gt; = 0.263715789474 * 0.0005163908368155393 = <text:span text:style-name="T15">0.00013618041720794944</text:span></text:p>
      <text:p text:style-name="P4"/>
      <text:p text:style-name="P6"><text:span text:style-name="T10">RISULTATO: δ, </text:span><text:span text:style-name="T14"><text:s/>ψ</text:span></text:p>
      <text:p text:style-name="P8">------------- <text:s text:c="44"/></text:p>
      <text:p text:style-name="P6">+----------------------+<text:tab/><text:tab/>+----------------------+</text:p>
      <text:p text:style-name="P6">| <text:span text:style-name="T10">0.0005756321418176819</text:span><text:span text:style-name="T13">|<text:tab/><text:tab/>| </text:span><text:span text:style-name="T12">0.0005756321418176819</text:span><text:span text:style-name="T13">|</text:span></text:p>
      <text:p text:style-name="P6">+----------------------+<text:tab/><text:tab/>+----------------------+</text:p>
      <text:p text:style-name="P6">| <text:span text:style-name="T11">0.0034998607381761166</text:span><text:span text:style-name="T13">|<text:tab/><text:tab/>| </text:span><text:span text:style-name="T11">0.0034998607381761166</text:span><text:span text:style-name="T13">|</text:span></text:p>
      <text:p text:style-name="P6">+----------------------+<text:tab/><text:tab/>+----------------------+</text:p>
      <text:p text:style-name="P6">| <text:span text:style-name="T15">0.000377382494770678 </text:span><text:span text:style-name="T13">|<text:tab/></text:span></text:p>
      <text:p text:style-name="P6">+----------------------+</text:p>
      <text:p text:style-name="P6">| <text:span text:style-name="T15">0.0001361804172079494</text:span><text:span text:style-name="T13">|</text:span></text:p>
      <text:p text:style-name="P6">+----------------------+</text:p>
      <text:p text:style-name="P6"/>
      <text:p text:style-name="P4"><text:soft-page-break/></text:p>
      <text:p text:style-name="P4"/>
      <text:p text:style-name="P5">Ricorsione:</text:p>
      <text:p text:style-name="P4"><text:span text:style-name="T7">for</text:span> (<text:span text:style-name="T7">int</text:span> t = 1; t &lt; <text:span text:style-name="T8">T</text:span>; t++) {</text:p>
      <text:p text:style-name="P4"><text:span text:style-name="T7"><text:tab/>for</text:span> (<text:span text:style-name="T7">int</text:span> i = 0; i &lt; <text:span text:style-name="T8">N</text:span>; i++) {</text:p>
      <text:p text:style-name="P4"><text:tab/><text:tab/></text:p>
      <text:p text:style-name="P4"><text:tab/><text:tab/>δ[t][i] = max {</text:p>
      <text:p text:style-name="P4"><text:tab/><text:tab/><text:tab/></text:p>
      <text:p text:style-name="P4"><text:span text:style-name="T7"><text:tab/><text:tab/><text:tab/><text:tab/><text:tab/>for</text:span> (<text:span text:style-name="T7">int</text:span> j = 0; j &lt; <text:span text:style-name="T8">N</text:span>; j++) {</text:p>
      <text:p text:style-name="P4"><text:tab/><text:tab/><text:tab/><text:tab/><text:tab/><text:tab/> δ[t-1][j] * A[j][i];</text:p>
      <text:p text:style-name="P4"><text:tab/><text:tab/><text:tab/><text:tab/><text:tab/>}</text:p>
      <text:p text:style-name="P4"><text:tab/><text:tab/><text:tab/><text:tab/> <text:s text:c="2"/>} * B[s][O[0]];</text:p>
      <text:p text:style-name="P4"><text:tab/><text:tab/><text:tab/></text:p>
      <text:p text:style-name="P4"><text:tab/><text:tab/><text:span text:style-name="T16">ψ</text:span>[t][i] = argmax {<text:tab/></text:p>
      <text:p text:style-name="P4"><text:tab/><text:tab/><text:tab/><text:tab/><text:tab/><text:tab/><text:span text:style-name="T7">for</text:span> (<text:span text:style-name="T7">int</text:span> j = 0; j &lt; <text:span text:style-name="T8">N</text:span>; j++) {</text:p>
      <text:p text:style-name="P4"><text:tab/><text:tab/><text:tab/><text:tab/><text:tab/><text:tab/><text:tab/> δ[t-1][j] * A[j][i];</text:p>
      <text:p text:style-name="P4"><text:tab/><text:tab/><text:tab/><text:tab/><text:tab/><text:tab/>}</text:p>
      <text:p text:style-name="P4"><text:tab/><text:tab/><text:tab/><text:tab/><text:tab/>}</text:p>
      <text:p text:style-name="P4"><text:tab/>}</text:p>
      <text:p text:style-name="P4">}</text:p>
      <text:p text:style-name="P4"/>
      <text:p text:style-name="P4"/>
      <text:p text:style-name="P8"/>
      <text:p text:style-name="P6"/>
      <text:p text:style-name="P6">ESECUZIONE</text:p>
      <text:p text:style-name="P6">-----------</text:p>
      <text:p text:style-name="P6">&gt; s=0 <text:s/></text:p>
      <text:p text:style-name="P6">&gt; δ[0][0] = π[0] * B[0](O[0]);</text:p>
      <text:p text:style-name="P6">&gt; = 0.179736842105 * Normal(-1.9058, -52.251210759885, 12711.850498425674)</text:p>
      <text:p text:style-name="P7"><text:span text:style-name="T6">&gt; = 0.179736842105 * </text:span><text:span text:style-name="T3">0.0032026385635584103 </text:span><text:span text:style-name="T6">= </text:span><text:span text:style-name="T9">0.0005756321418176819</text:span></text:p>
      <text:p text:style-name="P8">----</text:p>
      <text:p text:style-name="P6">&gt; s=1 <text:s/></text:p>
      <text:p text:style-name="P6">&gt; δ[0][1] = π[1] * B[1](O[0]);</text:p>
      <text:p text:style-name="P6">&gt; = 0.277621052632 * Normal(-1.9058, -11.769222412460, 898.688192650419)</text:p>
      <text:p text:style-name="P2"><text:span text:style-name="T4">&gt; = 0.277621052632 * </text:span>0.012606611440290696 = <text:span text:style-name="T15">0.0034998607381761166</text:span></text:p>
      <text:p text:style-name="P3">----</text:p>
      <text:p text:style-name="P6">&gt; s=2 <text:s/></text:p>
      <text:p text:style-name="P6">&gt; δ[0][2] = π[2] * B[2](O[0]);</text:p>
      <text:p text:style-name="P6">&gt; = 0.278926315789 * Normal(-1.9058, -180.132687317549, 35806.838825882747)</text:p>
      <text:p text:style-name="P2"><text:span text:style-name="T4">&gt; = 0.278926315789 * </text:span>0.0013529827535389573 = <text:span text:style-name="T15">0.000377382494770678 </text:span></text:p>
      <text:p text:style-name="P3">----</text:p>
      <text:p text:style-name="P6">&gt; s=3 <text:s/></text:p>
      <text:p text:style-name="P6">&gt; δ[0][3] = π[3] * B[3](O[0]);</text:p>
      <text:p text:style-name="P6">&gt; = 0.263715789474 * Normal(-1.9058, 233.043749259157, 14980.303598974158) </text:p>
      <text:p text:style-name="P6">&gt; = 0.263715789474 * 0.0005163908368155393 = <text:span text:style-name="T15">0.00013618041720794944</text:span></text:p>
      <text:p text:style-name="P4"/>
      <text:p text:style-name="P8">RISULTATO: δ</text:p>
      <text:p text:style-name="P8">------------- <text:s text:c="44"/></text:p>
      <text:p text:style-name="P6">+----------------------+</text:p>
      <text:p text:style-name="P6">| <text:span text:style-name="T10">0.0005756321418176819</text:span><text:span text:style-name="T13">|</text:span></text:p>
      <text:p text:style-name="P6">+----------------------+</text:p>
      <text:p text:style-name="P6">| <text:span text:style-name="T11">0.0034998607381761166</text:span><text:span text:style-name="T13">|</text:span></text:p>
      <text:p text:style-name="P6">+----------------------+</text:p>
      <text:p text:style-name="P6">| <text:span text:style-name="T15">0.000377382494770678 </text:span><text:span text:style-name="T13">|</text:span></text:p>
      <text:p text:style-name="P6">+----------------------+</text:p>
      <text:p text:style-name="P6">| <text:span text:style-name="T15">0.0001361804172079494</text:span><text:span text:style-name="T13">|</text:span></text:p>
      <text:p text:style-name="P6">+----------------------+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H23M15S</meta:editing-duration>
    <meta:editing-cycles>14</meta:editing-cycles>
    <meta:generator>OpenOffice.org/3.3$Win32 OpenOffice.org_project/330m20$Build-9567</meta:generator>
    <dc:date>2011-10-19T12:30:36.39</dc:date>
    <dc:creator>Bilbo Baggins</dc:creator>
    <meta:document-statistic meta:table-count="0" meta:image-count="0" meta:object-count="0" meta:page-count="3" meta:paragraph-count="102" meta:word-count="390" meta:character-count="3143"/>
    <meta:user-defined meta:name="Info 1"/>
    <meta:user-defined meta:name="Info 2"/>
    <meta:user-defined meta:name="Info 3"/>
    <meta:user-defined meta:name="Info 4"/>
  </office:meta>
</office:document-meta>
</file>